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14.521739130392007pt"/>
    </style:style>
  </office:automatic-styles>
  <office:body>
    <office:spreadsheet>
      <table:calculation-settings/>
      <table:table table:name="Sheet1" table:style-name="ta1">
        <table:table-column table:number-columns-repeated="7"/>
        <table:table-column table:style-name="co1"/>
        <table:table-column table:number-columns-repeated="2"/>
        <table:table-row>
          <table:table-cell office:value-type="string" office:string-value="user">
            <text:p>user</text:p>
          </table:table-cell>
          <table:table-cell office:value-type="string" office:string-value="mouse_id">
            <text:p>mouse_id</text:p>
          </table:table-cell>
          <table:table-cell office:value-type="string" office:string-value="code">
            <text:p>code</text:p>
          </table:table-cell>
          <table:table-cell office:value-type="string" office:string-value="day">
            <text:p>day</text:p>
          </table:table-cell>
          <table:table-cell office:value-type="string" office:string-value="month">
            <text:p>month</text:p>
          </table:table-cell>
          <table:table-cell office:value-type="string" office:string-value="group">
            <text:p>group</text:p>
          </table:table-cell>
          <table:table-cell office:value-type="string" office:string-value="cell_type">
            <text:p>cell_type</text:p>
          </table:table-cell>
          <table:table-cell office:value-type="string" office:string-value="percent_engraftment">
            <text:p>percent_engraftment</text:p>
          </table:table-cell>
          <table:table-cell office:value-type="string" office:string-value="norm_percent_engraftment_expected">
            <text:p>norm_percent_engraftment_expected</text:p>
          </table:table-cell>
          <table:table-cell office:value-type="string" office:string-value="baseline_max_expected">
            <text:p>baseline_max_expected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1">
            <text:p>M1</text:p>
          </table:table-cell>
          <table:table-cell office:value-type="string" office:string-value="A">
            <text:p>A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22">
            <text:p>0.22</text:p>
          </table:table-cell>
          <table:table-cell office:value-type="float" office:value="1">
            <text:p>1</text:p>
          </table:table-cell>
          <table:table-cell office:value-type="float" office:value="0.22">
            <text:p>0.2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2">
            <text:p>M2</text:p>
          </table:table-cell>
          <table:table-cell office:value-type="string" office:string-value="B">
            <text:p>B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office:value-type="float" office:value="0.2">
            <text:p>0.2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3">
            <text:p>M3</text:p>
          </table:table-cell>
          <table:table-cell office:value-type="string" office:string-value="C">
            <text:p>C</text:p>
          </table:table-cell>
          <table:table-cell office:value-type="float" office:value="365">
            <text:p>365</text:p>
          </table:table-cell>
          <table:table-cell office:value-type="float" office:value="12">
            <text:p>12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gr">
            <text:p>gr</text:p>
          </table:table-cell>
          <table:table-cell office:value-type="float" office:value="0.11">
            <text:p>0.11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</table:table-row>
        <table:table-row>
          <table:table-cell office:value-type="string" office:string-value="one">
            <text:p>one</text:p>
          </table:table-cell>
          <table:table-cell office:value-type="string" office:string-value="M4">
            <text:p>M4</text:p>
          </table:table-cell>
          <table:table-cell office:value-type="string" office:string-value="D">
            <text:p>D</text:p>
          </table:table-cell>
          <table:table-cell office:value-type="float" office:value="270" table:formula="=9*30">
            <text:p>270</text:p>
          </table:table-cell>
          <table:table-cell office:value-type="float" office:value="9">
            <text:p>9</text:p>
          </table:table-cell>
          <table:table-cell office:value-type="string" office:string-value="no_change">
            <text:p>no_change</text:p>
          </table:table-cell>
          <table:table-cell office:value-type="string" office:string-value="b">
            <text:p>b</text:p>
          </table:table-cell>
          <table:table-cell office:value-type="float" office:value="0.1">
            <text:p>0.1</text:p>
          </table:table-cell>
        </table:table-row>
      </table:table>
      <table:table table:name="Sheet2" table:style-name="ta1">
        <table:table-column/>
        <table:table-row>
          <table:table-cell/>
        </table:table-row>
      </table:table>
      <table:table table:name="Sheet3" table:style-name="ta1">
        <table:table-column/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style:region-left>
          <text:p>
  
   <text:sheet-name>???</text:sheet-name>
 </text:p>
        </style:region-left>
        <style:region-center>
          <text:p/>
        </style:region-center>
        <style:region-right>
          <text:p/>
        </style:region-right>
      </style:header>
      <style:footer>
        <style:region-left>
          <text:p>
  
   <text:sheet-name>???</text:sheet-name>
  
   <text:page-number>1</text:page-number>
 </text:p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8</meta:editing-cycles>
    <dc:date>2019-03-20T13:40:31</dc:date>
    <meta:creation-date>2019-03-20T10:26:24</meta:creation-date>
    <dc:creator>Samir Akre</dc:creator>
  </office:meta>
</office:document-meta>
</file>